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c3f8"/>
    </style:style>
    <style:style style:name="P2" style:family="paragraph" style:parent-style-name="Standard">
      <style:text-properties officeooo:rsid="001582af" officeooo:paragraph-rsid="001582af"/>
    </style:style>
    <style:style style:name="P3" style:family="paragraph" style:parent-style-name="Standard">
      <style:text-properties officeooo:paragraph-rsid="0014c3f8"/>
    </style:style>
    <style:style style:name="P4" style:family="paragraph" style:parent-style-name="Standard">
      <style:text-properties officeooo:rsid="001603b6" officeooo:paragraph-rsid="001603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DROJE</text:p>
      <text:p text:style-name="P1"><text:a xlink:type="simple" xlink:href="https://www.youtube.com/watch?v=7rcVeFFHcFM" text:style-name="Internet_20_link" text:visited-style-name="Visited_20_Internet_20_Link"/></text:p>
      <text:p text:style-name="P1"><text:a xlink:type="simple" xlink:href="https://www.youtube.com/watch?v=7rcVeFFHcFM" text:style-name="Internet_20_link" text:visited-style-name="Visited_20_Internet_20_Link">https://www.youtube.com/watch?v=7rcVeFFHcFM</text:a></text:p>
      <text:p text:style-name="P1"><text:a xlink:type="simple" xlink:href="https://maniacbug.github.io/RF24/classRF24.html#aeb9920e7a95699748b003c4a839b0814" text:style-name="Internet_20_link" text:visited-style-name="Visited_20_Internet_20_Link">https://maniacbug.github.io/RF24/classRF24.html#aeb9920e7a95699748b003c4a839b0814</text:a></text:p>
      <text:p text:style-name="P1"/>
      <text:p text:style-name="P4">GYRO https://www.root.cz/clanky/stavime-kvadrokopteru-3-digital-motion-processor-na-mpu-6050/#ic=serial-box&amp;icc=text-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9:19:51.780919225</meta:creation-date>
    <dc:date>2019-03-06T11:13:41.791740609</dc:date>
    <meta:editing-duration>PT27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52" meta:non-whitespace-character-count="251"/>
  </office:meta>
</office:document-meta>
</file>